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_20__28_user_29_">
      <style:text-properties style:font-name="Roboto"/>
    </style:style>
    <style:style style:name="P2" style:family="paragraph" style:parent-style-name="Standard_20__28_user_29_">
      <style:text-properties style:font-name="Roboto" style:text-underline-style="solid" style:text-underline-width="auto" style:text-underline-color="font-color"/>
    </style:style>
    <style:style style:name="P3" style:family="paragraph" style:parent-style-name="Standard_20__28_user_29_">
      <style:text-properties style:font-name="Roboto" style:text-underline-style="solid" style:text-underline-width="auto" style:text-underline-color="font-color" fo:font-weight="bold" style:font-weight-asian="bold" style:font-weight-complex="bold"/>
    </style:style>
    <style:style style:name="P4" style:family="paragraph" style:parent-style-name="Standard_20__28_user_29_">
      <style:text-properties style:font-name="Roboto" fo:font-style="italic" style:font-style-asian="italic" style:font-style-complex="italic"/>
    </style:style>
    <style:style style:name="P5" style:family="paragraph" style:parent-style-name="Standard_20__28_user_29_">
      <style:text-properties style:font-name="Roboto" officeooo:rsid="00015dff" officeooo:paragraph-rsid="00015dff"/>
    </style:style>
    <style:style style:name="P6" style:family="paragraph" style:parent-style-name="Standard_20__28_user_29_" style:master-page-name="Standard">
      <style:paragraph-properties style:page-number="auto"/>
      <style:text-properties style:font-name="Roboto" style:text-underline-style="solid" style:text-underline-width="auto" style:text-underline-color="font-color" fo:font-weight="bold" style:font-weight-asian="bold" style:font-weight-complex="bold"/>
    </style:style>
    <style:style style:name="P7" style:family="paragraph" style:parent-style-name="Standard_20__28_user_29_">
      <style:text-properties style:font-name="Roboto"/>
    </style:style>
    <style:style style:name="P8" style:family="paragraph" style:parent-style-name="Standard_20__28_user_29_">
      <style:text-properties style:font-name="Roboto" style:text-underline-style="solid" style:text-underline-width="auto" style:text-underline-color="font-color"/>
    </style:style>
    <style:style style:name="P9" style:family="paragraph" style:parent-style-name="Standard_20__28_user_29_">
      <style:text-properties style:font-name="Roboto" fo:font-style="italic" style:font-style-asian="italic" style:font-style-complex="italic"/>
    </style:style>
    <style:style style:name="P10" style:family="paragraph" style:parent-style-name="Standard_20__28_user_29_">
      <style:paragraph-properties fo:break-before="page"/>
      <style:text-properties style:font-name="Roboto" style:text-underline-style="solid" style:text-underline-width="auto" style:text-underline-color="font-color"/>
    </style:style>
    <style:style style:name="P11" style:family="paragraph" style:parent-style-name="Standard_20__28_user_29_">
      <style:paragraph-properties fo:break-before="page"/>
      <style:text-properties style:font-name="Roboto" style:text-underline-style="solid" style:text-underline-width="auto" style:text-underline-color="font-color" fo:font-weight="bold" style:font-weight-asian="bold" style:font-weight-complex="bold"/>
    </style:style>
    <style:style style:name="T1" style:family="text">
      <style:text-properties style:font-name="Roboto"/>
    </style:style>
    <style:style style:name="T2" style:family="text">
      <style:text-properties style:font-name="Roboto" fo:font-weight="bold" style:font-weight-asian="bold"/>
    </style:style>
    <style:style style:name="T3" style:family="text">
      <style:text-properties style:text-position="super 58%" style:font-name="Robo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utputFile Format (.plux)</text:p>
      <text:p text:style-name="P3"/>
      <text:p text:style-name="P1">A music line (1 bar per line) begins with a ‘|’. Empty bar lines are ignored. There are 8 notes in a bar irrespective of the beats.</text:p>
      <text:p text:style-name="P1"/>
      <text:p text:style-name="P1">Bar line data is :</text:p>
      <text:p text:style-name="P1"/>
      <text:p text:style-name="P1">1-5 <text:tab/><text:tab/>select string</text:p>
      <text:p text:style-name="P1">a-z <text:tab/><text:tab/>set fretting and pluck that string this note</text:p>
      <text:p text:style-name="P1">+ <text:s text:c="2"/><text:tab/><text:tab/>add hammer on 1 (multiple)</text:p>
      <text:p text:style-name="P1">- <text:s text:c="2"/><text:tab/><text:tab/>sub pull off 1 (multiple)</text:p>
      <text:p text:style-name="P1">/ <text:s text:c="2"/><text:tab/><text:tab/>slide 1 (multiple)</text:p>
      <text:p text:style-name="P1">=<text:tab/><text:tab/>Change the width of the slide from 2 notes to 1 note. <text:s text:c="14"/></text:p>
      <text:p text:style-name="P1">. <text:tab/><text:tab/>go to next note.</text:p>
      <text:p text:style-name="P1">(Chord)<text:tab/>set display chord</text:p>
      <text:p text:style-name="P1"/>
      <text:p text:style-name="Standard_20__28_user_29_"><text:span text:style-name="T1">The + - / modifiers mean the fretting specifies the start position</text:span><text:span text:style-name="T2">. </text:span><text:span text:style-name="T1">So 2/4 would be 2//.</text:span></text:p>
      <text:p text:style-name="P1"/>
      <text:p text:style-name="P1">An information list begins with a ‘.’ and has the format .&lt;name&gt; := &lt;value&gt; (no spaces)</text:p>
      <text:p text:style-name="P1"/>
      <text:p text:style-name="P1">Supported information items are : (default values in brackets)</text:p>
      <text:p text:style-name="P1"/>
      <text:p text:style-name="P1">beats <text:tab/><text:tab/>default beats per bar (4)</text:p>
      <text:p text:style-name="P1">tempo <text:tab/>default beats per minute play speed (80)</text:p>
      <text:p text:style-name="P1">step <text:tab/><text:tab/>amount tempo increases every play when on speed-up (4)</text:p>
      <text:p text:style-name="P1">tuning <text:tab/>current tuning. Supports gcgcd and (gdgbd)</text:p>
      <text:p text:style-name="P1"/>
      <text:p text:style-name="P1">others are ignored.</text:p>
      <text:p text:style-name="P1"/>
      <text:p text:style-name="P1">Lines beginning with // are comments and ignored.</text:p>
      <text:p text:style-name="P1"/>
      <text:p text:style-name="P3"/>
      <text:p text:style-name="P11">Input File Format (.blue)</text:p>
      <text:p text:style-name="P3"/>
      <text:p text:style-name="P1">Lines beginning with // are ignored as comments</text:p>
      <text:p text:style-name="P1">&lt;key&gt; := &lt;value&gt; are passed through and may affect operation. Defaults are as above.</text:p>
      <text:p text:style-name="P1">All other lines are tune information. These are bars seperated by |</text:p>
      <text:p text:style-name="P1"/>
      <text:p text:style-name="P1">Throughout the tune there is a current fretting and current stringing, indicated what fret and string is played on each note (half beat). These are initialised to fretting 00000 and string</text:p>
      <text:p text:style-name="P1">None x 8.</text:p>
      <text:p text:style-name="P1"/>
      <text:p text:style-name="P1">Each bar has eight beats. They are numbered from one if the intro key is set to Y. The text is processed with the input fretting and string, and produces an output fretting and stringing when processed.</text:p>
      <text:p text:style-name="P1"/>
      <text:p text:style-name="P1">Fretting : 0123456789 t e w h u f s [represents fretting 0-16]</text:p>
      <text:p text:style-name="P1"/>
      <text:p text:style-name="P1">#fffff <text:tab/><text:tab/><text:tab/><text:tab/>Sets the fretting, and nothing else. It is not required to set all</text:p>
      <text:p text:style-name="P1"><text:tab/><text:tab/><text:tab/><text:tab/>five values, any missing will default to 0. Fretting is as above.<text:tab/><text:tab/></text:p>
      <text:p text:style-name="P1"/>
      <text:p text:style-name="P1">$ssssssss<text:tab/><text:tab/><text:tab/>Sets the strings (does not apply retrospectively). S values can be</text:p>
      <text:p text:style-name="P1"><text:tab/><text:tab/><text:tab/><text:tab/>1-5 or . (for don’t play). There must be eight of them.</text:p>
      <text:p text:style-name="P1"/>
      <text:p text:style-name="P1">* <text:tab/><text:tab/><text:tab/><text:tab/>play one half beat combination of fretting/string, if S is . It is a rest</text:p>
      <text:p text:style-name="P1"/>
      <text:p text:style-name="P1">.<text:tab/><text:tab/><text:tab/><text:tab/>play a rest.</text:p>
      <text:p text:style-name="P1"/>
      <text:p text:style-name="P1">(chord)<text:tab/><text:tab/><text:tab/>sets a chord for this note.</text:p>
      <text:p text:style-name="P1"/>
      <text:p text:style-name="P1">xxxfff<text:tab/> <text:tab/><text:tab/><text:tab/>play the current note – x is string skipping, f frets. So x45 would</text:p>
      <text:p text:style-name="Standard_20__28_user_29_"><text:span text:style-name="T1"><text:tab/> <text:tab/><text:tab/><text:tab/>mean string 1 – nothing string 2 – 4</text:span><text:span text:style-name="T3">th</text:span><text:span text:style-name="T1"> fret string 3 - 5</text:span><text:span text:style-name="T3">th</text:span><text:span text:style-name="T1"> fret others</text:span></text:p>
      <text:p text:style-name="P1"><text:tab/><text:tab/><text:tab/><text:tab/>nothing. This is a half beat note. These overwrite the current</text:p>
      <text:p text:style-name="P1"><text:tab/><text:tab/><text:tab/><text:tab/>fretting.</text:p>
      <text:p text:style-name="P1"/>
      <text:p text:style-name="P1">^^^ vvv /// = <text:tab/><text:tab/><text:tab/>Adds pull offs,hammer ons and slides to the last note in this bar.</text:p>
      <text:p text:style-name="P1"><text:tab/><text:tab/><text:tab/><text:tab/>This is by default 2 notes, e.g. there is a rest added here as well.</text:p>
      <text:p text:style-name="P1"><text:tab/><text:tab/><text:tab/><text:tab/>However, if the = is present the half beat advance is suppressed.</text:p>
      <text:p text:style-name="P1"><text:tab/><text:tab/><text:tab/><text:tab/>This only works if only one string is played in the previous note,</text:p>
      <text:p text:style-name="P1"><text:tab/><text:tab/><text:tab/><text:tab/>otherwise it throws an error.</text:p>
      <text:p text:style-name="P1"/>
      <text:p text:style-name="P1">&amp;<text:tab/><text:tab/><text:tab/><text:tab/>This advances to note 2,4 or 6, by adding half beats. This is a</text:p>
      <text:p text:style-name="P1"><text:tab/><text:tab/><text:tab/><text:tab/>shorthand facility for Wayne Erbsen’s Music.</text:p>
      <text:p text:style-name="P1"/>
      <text:p text:style-name="P2"><text:soft-page-break/>Modifiers</text:p>
      <text:p text:style-name="P2"><text:s/></text:p>
      <text:p text:style-name="P1">As well as the ‘as is’ music, multiple versions can be produced. <text:s/>These are done with the option.&lt;name&gt; := definitions key.</text:p>
      <text:p text:style-name="P1"/>
      <text:p text:style-name="P1">A definition is a sequence of modifiers, seperated by a semicolon.</text:p>
      <text:p text:style-name="P1"/>
      <text:p text:style-name="P1">A modifier is a list of bars which can be a combination of * (all), n (single) or a-b (range) seperated by commas. The modifier is applied once to each bar.</text:p>
      <text:p text:style-name="P1"/>
      <text:p text:style-name="P2">Pre rendering modifiers</text:p>
      <text:p text:style-name="P2"/>
      <text:p text:style-name="P1">These are done before the text is converted to bars.</text:p>
      <text:p text:style-name="P1"/>
      <text:p text:style-name="P1">Each bar has an alternate text which when set overrides that in a tune. This modifier is to &lt;text&gt; and sets that alternate text. This allows specific changes to be made.</text:p>
      <text:p text:style-name="P1"/>
      <text:p text:style-name="P2">Post rendering modifiers</text:p>
      <text:p text:style-name="P2"/>
      <text:p text:style-name="P1">pinch <text:tab/><text:tab/><text:tab/>for each half bar, add a pinch if there is a single note.</text:p>
      <text:p text:style-name="P1"/>
      <text:p text:style-name="P1">drone <text:tab/><text:tab/><text:tab/>for each half bar, add 2 drones if there is a double note.</text:p>
      <text:p text:style-name="P1"/>
      <text:p text:style-name="P1">chord <text:s/><text:tab/><text:tab/>any chord is played, replacing whatever is in the ‘slot’ (always displayed)</text:p>
      <text:p text:style-name="P1"><text:tab/><text:tab/><text:tab/>after a chord is played, do not assume fretting.</text:p>
      <text:p text:style-name="P1"/>
      <text:p text:style-name="P1">roll xxxxxxxx/nnn<text:tab/>Play one of the rolls below, only on strings nnn<text:bookmark text:name="_GoBack"/></text:p>
      <text:p text:style-name="P1"/>
      <text:p text:style-name="P5">twofinger <text:tab/><text:tab/>play x151x151 for 2-4</text:p>
      <text:p text:style-name="P5"/>
      <text:p text:style-name="P1">altthumb<text:tab/><text:tab/>play x251x251 for both half bars (3 and 4 only), only if 2 single notes.</text:p>
      <text:p text:style-name="P1"><text:tab/><text:tab/><text:tab/></text:p>
      <text:p text:style-name="Standard_20__28_user_29_"><text:span text:style-name="T1">forward <text:tab/><text:tab/>play x15x15x1 (for the 3</text:span><text:span text:style-name="T3">rd</text:span><text:span text:style-name="T1"> x take the note from half beat 4), 2-4 only.</text:span></text:p>
      <text:p text:style-name="P1"/>
      <text:p text:style-name="P1">backward<text:tab/><text:tab/>play x21512x1 (3-5 only)</text:p>
      <text:p text:style-name="P1"/>
      <text:p text:style-name="P1">foggy <text:tab/><text:tab/><text:tab/>play x1x15x15 (2-4 only)</text:p>
      <text:p text:style-name="P1"/>
      <text:p text:style-name="P2"/>
      <text:p text:style-name="P10">Rendering</text:p>
      <text:p text:style-name="P1"/>
      <text:p text:style-name="P1">Has a descriptor. Takes fretting and stringing.</text:p>
      <text:p text:style-name="P1">Takes a list of [modifiers] or [] the default, for the standard tune).</text:p>
      <text:p text:style-name="P1"/>
      <text:p text:style-name="P1">1) Update the “alternate text” - clear them all and for any to xxxx modifiers set the alternat text.</text:p>
      <text:p text:style-name="Standard_20__28_user_29_"><text:span text:style-name="T1">2) Convert to an 8 x 6 array of fret playing (the 6</text:span><text:span text:style-name="T3">th</text:span><text:span text:style-name="T1"> is the # notes in the first 5). Each of this array is type Note which represents 1 fret and string sound, which can be modified.</text:span></text:p>
      <text:p text:style-name="P1">3) Make the post render modifications.</text:p>
      <text:p text:style-name="P1">4) Convert to a final code entry.</text:p>
      <text:p text:style-name="P1"/>
      <text:p text:style-name="P1">Naming : if the original song is called Bile em cabbage down, the modified one adds the option name in parenthesis e.g. bile em cabbage down (pluck).</text:p>
      <text:p text:style-name="P1"/>
      <text:p text:style-name="P1">Rendering has to be done in sequence, because of the in/out fretting and stringing requirement. Prior to that, each bar just has a number and its default text. It is not converted to notes on creation or checked syntactically.</text:p>
      <text:p text:style-name="P1"/>
      <text:p text:style-name="P1">Once a bar has been rendered it can be shown as a text sort of bar.</text:p>
      <text:p text:style-name="P1"/>
      <text:p text:style-name="P11">Different Display Usage</text:p>
      <text:p text:style-name="P3"/>
      <text:p text:style-name="P1">Minimising the interface for different displays.</text:p>
      <text:p text:style-name="P1"/>
      <text:p text:style-name="P4">float Interface(command as integer,bar ref as bar,dispInfo ref as dispInfo,params as IFParams)</text:p>
      <text:p text:style-name="P4"/>
      <text:p text:style-name="P2">Initialise</text:p>
      <text:p text:style-name="P1">Load Resources for the display.</text:p>
      <text:p text:style-name="P1"/>
      <text:p text:style-name="P2">Create</text:p>
      <text:p text:style-name="P1">(param 1 : bars in tune)</text:p>
      <text:p text:style-name="P1"/>
      <text:p text:style-name="P1">Draw background, set up for specific tune (if full page tab display sizes for example)</text:p>
      <text:p text:style-name="P1">Create empty display information records for each bar which are all non-displayed</text:p>
      <text:p text:style-name="P1"/>
      <text:p text:style-name="P2">Destroy</text:p>
      <text:p text:style-name="P1"/>
      <text:p text:style-name="P1">Remove background</text:p>
      <text:p text:style-name="P1">(Hide all display resources is done by the caller)</text:p>
      <text:p text:style-name="P1"/>
      <text:p text:style-name="P2">Visible</text:p>
      <text:p text:style-name="P1">(bar,param 1 : position in music in bars float)</text:p>
      <text:p text:style-name="P1"/>
      <text:p text:style-name="P1">Returns non-zero if the given bar is partially displayed at that music position.</text:p>
      <text:p text:style-name="P1"/>
      <text:p text:style-name="P2">Show</text:p>
      <text:p text:style-name="P1">(bar,param 1 : position in music in bars float)</text:p>
      <text:p text:style-name="P1"/>
      <text:p text:style-name="P1">Move the bar at a given position, creating if necessary, modifying if necessary.</text:p>
      <text:p text:style-name="P1"/>
      <text:p text:style-name="P2">Hide</text:p>
      <text:p text:style-name="P1">if drawn , Free up all the bars display resources.</text:p>
      <text:p text:style-name="P1"/>
      <text:p text:style-name="P2">ID allocation (10000 onwards)</text:p>
      <text:p text:style-name="P1"/>
      <text:p text:style-name="P1">+0...+19<text:tab/>Note#1<text:tab/><text:tab/><text:tab/>0..4 note specific 5x3 for each displayed note.</text:p>
      <text:p text:style-name="P1">+20..+39<text:tab/>Note#2</text:p>
      <text:p text:style-name="P1">+40..+59<text:tab/>Note#3</text:p>
      <text:p text:style-name="P1">+140..+159<text:tab/>Note#8</text:p>
      <text:p text:style-name="P1">+160..+199<text:tab/>Reserved <text:tab/><text:tab/><text:tab/>Allocated for general use.</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5</meta:editing-cycles>
    <meta:creation-date>2019-04-23T11:48:00</meta:creation-date>
    <dc:date>2019-04-23T17:00:53.929510292</dc:date>
    <meta:editing-duration>PT3M54S</meta:editing-duration>
    <meta:generator>LibreOffice/6.2.3.2$Linux_X86_64 LibreOffice_project/20$Build-2</meta:generator>
    <meta:document-statistic meta:table-count="0" meta:image-count="0" meta:object-count="0" meta:page-count="5" meta:paragraph-count="102" meta:word-count="1041" meta:character-count="5849" meta:non-whitespace-character-count="47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